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28af00"/>
    </style:style>
    <style:style style:name="P2" style:family="paragraph" style:parent-style-name="Standard">
      <style:paragraph-properties fo:text-align="center" style:justify-single-word="false"/>
      <style:text-properties fo:font-size="20pt" officeooo:rsid="0017e97f" officeooo:paragraph-rsid="0017e97f" style:font-size-asian="20pt" style:font-size-complex="20pt"/>
    </style:style>
    <style:style style:name="P3" style:family="paragraph" style:parent-style-name="Standard">
      <style:paragraph-properties fo:text-align="center" style:justify-single-word="false"/>
      <style:text-properties fo:font-size="14pt" officeooo:rsid="0017e97f" officeooo:paragraph-rsid="0017e97f" style:font-size-asian="14pt" style:font-size-complex="14pt"/>
    </style:style>
    <style:style style:name="P4" style:family="paragraph" style:parent-style-name="Standard">
      <style:text-properties officeooo:paragraph-rsid="001c3f5a"/>
    </style:style>
    <style:style style:name="P5" style:family="paragraph" style:parent-style-name="Standard">
      <style:text-properties officeooo:rsid="001b33fe" officeooo:paragraph-rsid="001c3f5a"/>
    </style:style>
    <style:style style:name="P6" style:family="paragraph" style:parent-style-name="Standard">
      <style:paragraph-properties fo:text-align="center" style:justify-single-word="false"/>
      <style:text-properties fo:font-size="12pt" officeooo:rsid="0017e97f" officeooo:paragraph-rsid="0017e97f" style:font-size-asian="12pt" style:font-size-complex="12pt"/>
    </style:style>
    <style:style style:name="P7" style:family="paragraph" style:parent-style-name="Standard">
      <style:paragraph-properties fo:text-align="center" style:justify-single-word="false"/>
      <style:text-properties fo:font-size="12pt" officeooo:rsid="0017e97f" officeooo:paragraph-rsid="001f5432" style:font-size-asian="12pt" style:font-size-complex="12pt"/>
    </style:style>
    <style:style style:name="P8" style:family="paragraph" style:parent-style-name="Standard">
      <style:paragraph-properties fo:text-align="center" style:justify-single-word="false"/>
      <style:text-properties fo:font-size="12pt" officeooo:rsid="001f5432" officeooo:paragraph-rsid="001f5432" style:font-size-asian="12pt" style:font-size-complex="12pt"/>
    </style:style>
    <style:style style:name="P9" style:family="paragraph" style:parent-style-name="Standard">
      <style:text-properties officeooo:rsid="001e8d2d" officeooo:paragraph-rsid="001c3f5a"/>
    </style:style>
    <style:style style:name="P10" style:family="paragraph" style:parent-style-name="Standard">
      <style:text-properties officeooo:rsid="001e8d2d" officeooo:paragraph-rsid="001e8d2d"/>
    </style:style>
    <style:style style:name="P11" style:family="paragraph" style:parent-style-name="Standard">
      <style:paragraph-properties fo:text-align="center" style:justify-single-word="false"/>
      <style:text-properties officeooo:rsid="001f5432" officeooo:paragraph-rsid="001f5432"/>
    </style:style>
    <style:style style:name="P12" style:family="paragraph" style:parent-style-name="Standard">
      <style:text-properties officeooo:paragraph-rsid="0027fec3"/>
    </style:style>
    <style:style style:name="P13" style:family="paragraph" style:parent-style-name="Standard">
      <style:text-properties style:text-underline-style="solid" style:text-underline-width="auto" style:text-underline-color="font-color" officeooo:rsid="002e03d3" officeooo:paragraph-rsid="002e03d3"/>
    </style:style>
    <style:style style:name="P14" style:family="paragraph" style:parent-style-name="Standard">
      <style:text-properties officeooo:paragraph-rsid="0037b26f"/>
    </style:style>
    <style:style style:name="P15" style:family="paragraph" style:parent-style-name="Standard">
      <style:text-properties officeooo:paragraph-rsid="00478dfe"/>
    </style:style>
    <style:style style:name="P16" style:family="paragraph" style:parent-style-name="Standard">
      <style:text-properties officeooo:rsid="0017e97f" officeooo:paragraph-rsid="0017e97f"/>
    </style:style>
    <style:style style:name="P17" style:family="paragraph" style:parent-style-name="Standard">
      <style:paragraph-properties fo:text-align="center" style:justify-single-word="false"/>
      <style:text-properties fo:color="#808080" fo:font-size="10pt" officeooo:rsid="0027fec3" officeooo:paragraph-rsid="0028af00" style:font-size-asian="10pt" style:font-size-complex="10pt"/>
    </style:style>
    <style:style style:name="P18" style:family="paragraph" style:parent-style-name="Standard">
      <style:paragraph-properties fo:text-align="center" style:justify-single-word="false"/>
      <style:text-properties fo:font-size="12pt" officeooo:rsid="001f5432" officeooo:paragraph-rsid="001f5432" style:font-size-asian="12pt" style:font-size-complex="12pt"/>
    </style:style>
    <style:style style:name="P19" style:family="paragraph" style:parent-style-name="Standard">
      <style:text-properties officeooo:rsid="00185d5b" officeooo:paragraph-rsid="0037b26f"/>
    </style:style>
    <style:style style:name="P20" style:family="paragraph" style:parent-style-name="Standard">
      <style:text-properties style:text-underline-style="solid" style:text-underline-width="auto" style:text-underline-color="font-color" officeooo:rsid="0027fec3" officeooo:paragraph-rsid="0027fec3"/>
    </style:style>
    <style:style style:name="P21" style:family="paragraph" style:parent-style-name="Standard">
      <style:text-properties officeooo:rsid="002e03d3" officeooo:paragraph-rsid="002e03d3"/>
    </style:style>
    <style:style style:name="P22" style:family="paragraph" style:parent-style-name="Standard">
      <style:text-properties officeooo:rsid="0048bce1" officeooo:paragraph-rsid="0048bce1"/>
    </style:style>
    <style:style style:name="T1" style:family="text">
      <style:text-properties fo:color="#808080" fo:font-size="10pt" officeooo:rsid="0027fec3" style:font-size-asian="10pt" style:font-size-complex="10pt"/>
    </style:style>
    <style:style style:name="T2" style:family="text">
      <style:text-properties fo:color="#808080" fo:font-size="10pt" officeooo:rsid="0028af00" style:font-size-asian="10pt" style:font-size-complex="10pt"/>
    </style:style>
    <style:style style:name="T3" style:family="text">
      <style:text-properties officeooo:rsid="00185d5b"/>
    </style:style>
    <style:style style:name="T4" style:family="text">
      <style:text-properties officeooo:rsid="001b33fe"/>
    </style:style>
    <style:style style:name="T5" style:family="text">
      <style:text-properties officeooo:rsid="001e8d2d"/>
    </style:style>
    <style:style style:name="T6" style:family="text">
      <style:text-properties officeooo:rsid="001ec9fe"/>
    </style:style>
    <style:style style:name="T7" style:family="text">
      <style:text-properties officeooo:rsid="001ff877"/>
    </style:style>
    <style:style style:name="T8" style:family="text">
      <style:text-properties officeooo:rsid="002099a4"/>
    </style:style>
    <style:style style:name="T9" style:family="text">
      <style:text-properties officeooo:rsid="00223756"/>
    </style:style>
    <style:style style:name="T10" style:family="text">
      <style:text-properties officeooo:rsid="00223b4d"/>
    </style:style>
    <style:style style:name="T11" style:family="text">
      <style:text-properties officeooo:rsid="00226085"/>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officeooo:rsid="002b7a17"/>
    </style:style>
    <style:style style:name="T15" style:family="text">
      <style:text-properties officeooo:rsid="002e8610"/>
    </style:style>
    <style:style style:name="T16" style:family="text">
      <style:text-properties officeooo:rsid="003c09c7"/>
    </style:style>
    <style:style style:name="T17" style:family="text">
      <style:text-properties officeooo:rsid="00464c25"/>
    </style:style>
    <style:style style:name="T18"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7">Applying</text:span> Machine Learning-Based Classification Techniques to <text:span text:style-name="T16">Proactively </text:span>Identify <text:span text:style-name="T3">Insider Threats</text:span></text:p>
      <text:p text:style-name="P3"/>
      <text:p text:style-name="P3"/>
      <text:p text:style-name="P6">Joshua D. Bowen</text:p>
      <text:p text:style-name="P7">Northern Arizona University</text:p>
      <text:p text:style-name="P8">Yavapai Campus</text:p>
      <text:p text:style-name="P8"/>
      <text:p text:style-name="P8">Proposal for the Arizona / Nevada Academy of Sciences</text:p>
      <text:p text:style-name="P11">April 1, 2017</text:p>
      <text:p text:style-name="P16"/>
      <text:p text:style-name="P19">Thousands of internal security breaches occur in United States businesses every day. While current commercial software can monitor, log, and prevent access to designated files and directories, it remains difficult to predict and prevent unauthorized insider usage. Due to the gaps in research in this area, the focus of this study is to more accurately predict insider threats within a UNIX-like terminal environment. </text:p>
      <text:p text:style-name="P14"/>
      <text:p text:style-name="P14"><text:span text:style-name="T3">Linux was chosen specifically because of its ubiquity on commercial servers around the globe. Amazon’s Machine Learning (ML) A</text:span>pplication <text:span text:style-name="T7">P</text:span>rogram <text:span text:style-name="T7">I</text:span>nterface <text:span text:style-name="T7">(API) has been selected to analyze the data, reduce the necessary computing power, and to minimize human factors considerations in the design of the machine learning architecture. </text:span>Amazon ML uses multinomial logistic regression <text:span text:style-name="T4">for multi-class classification and uses</text:span> <text:span text:style-name="T5">the s</text:span>tochastic <text:span text:style-name="T5">g</text:span>radient <text:span text:style-name="T5">d</text:span>escent <text:span text:style-name="T4">optimization technique. </text:span></text:p>
      <text:p text:style-name="P4"/>
      <text:p text:style-name="P5"><text:span text:style-name="T8">The method adapted is to utilize software</text:span> <text:span text:style-name="T10">that </text:span>will <text:span text:style-name="T9">be given a training dataset comprised of normal user situations, crafted mistakes, and malicious activity</text:span>. <text:span text:style-name="T9">After providing the training dataset, the software will </text:span>be <text:span text:style-name="T11">instructed</text:span> to make predictions against similar datasets to verify accuracy. It will then be tested against a human actor that will simulate multiple different roles to test predictions in a <text:span text:style-name="T6">high-fidelity simulation</text:span>. </text:p>
      <text:p text:style-name="P9"/>
      <text:p text:style-name="P10">I<text:span text:style-name="T15">n result, should</text:span> it <text:span text:style-name="T15">be</text:span> demonstrated that ML software can accurately identify and predict insider threats, this research could be a foundation for future cyber security software architectures. <text:span text:style-name="T15">Other opportunities for research in this area would include ML applications in intruder and malware detection.</text:span></text:p>
      <text:p text:style-name="P12"/>
      <text:p text:style-name="P12"/>
      <text:p text:style-name="P20">Preliminary References</text:p>
      <text:p text:style-name="P15">“Grand Theft Data.” <text:span text:style-name="T12">Encyclopedia of Media Violence</text:span>, 2015, doi:10.4135/9781452299655.n76. </text:p>
      <text:p text:style-name="P12"/>
      <text:p text:style-name="P12">“Learning Algorithm.” <text:span text:style-name="T12">Learning Algorithm - Amazon Machine Learning</text:span>, Amazon <text:span text:style-name="T14">Web Services</text:span>, 2017, <text:tab/>docs.aws.amazon.com/machine-learning/latest/dg/learning-algorithm.html</text:p>
      <text:p text:style-name="P12"/>
      <text:p text:style-name="P13">Acknowledgement</text:p>
      <text:p text:style-name="P21">Nancy L. Jensen – Academic Credit Advisor</text:p>
      <text:p text:style-name="P22"><text:span text:style-name="Emphasis"><text:span text:style-name="T18">Dr</text:span></text:span><text:span text:style-name="T18">. James A. </text:span><text:span text:style-name="Emphasis"><text:span text:style-name="T18">Subach – Faculty Advis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paragraph-rsid="0028af00"/>
    </style:style>
    <style:style style:name="MP2" style:family="paragraph" style:parent-style-name="Standard">
      <style:paragraph-properties fo:text-align="center" style:justify-single-word="false"/>
      <style:text-properties fo:color="#808080" fo:font-size="10pt" officeooo:rsid="0027fec3" officeooo:paragraph-rsid="0028af00" style:font-size-asian="10pt" style:font-size-complex="10pt"/>
    </style:style>
    <style:style style:name="MT1" style:family="text">
      <style:text-properties fo:color="#808080" fo:font-size="10pt" officeooo:rsid="0027fec3" style:font-size-asian="10pt" style:font-size-complex="10pt"/>
    </style:style>
    <style:style style:name="MT2" style:family="text">
      <style:text-properties fo:color="#808080" fo:font-size="10pt" officeooo:rsid="0028af00"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Joshua </text:span><text:span text:style-name="MT2">D. </text:span><text:span text:style-name="MT1">Bowen <text:s/></text:span></text:p>
        <text:p text:style-name="MP2">jdb567@nau.edu <text:s/>(402) 813-2356 <text:s/>http://joshuabowen.inf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13:54:35.235858946</meta:creation-date>
    <dc:date>2017-02-22T19:09:11.052878416</dc:date>
    <meta:editing-duration>P1DT1H52M15S</meta:editing-duration>
    <meta:editing-cycles>40</meta:editing-cycles>
    <meta:generator>LibreOffice/5.2.2.2$Linux_X86_64 LibreOffice_project/20m0$Build-2</meta:generator>
    <meta:document-statistic meta:table-count="0" meta:image-count="0" meta:object-count="0" meta:page-count="1" meta:paragraph-count="18" meta:word-count="311" meta:character-count="2294" meta:non-whitespace-character-count="1990"/>
  </office:meta>
</office:document-meta>
</file>